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color="#158466" loext:opacity="100%" fo:font-size="16pt" fo:font-weight="normal" officeooo:rsid="00131689" officeooo:paragraph-rsid="00131689" style:font-size-asian="16pt" style:font-weight-asian="normal" style:font-size-complex="16pt" style:font-weight-complex="normal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Heading_20_3">
      <style:paragraph-properties fo:text-align="start" style:justify-single-word="false"/>
      <style:text-properties fo:font-size="28pt" fo:font-weight="normal" style:font-size-asian="28pt" style:font-weight-asian="normal" style:font-size-complex="2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26pt" fo:font-weight="normal" style:font-size-asian="26pt" style:font-weight-asian="normal" style:font-size-complex="26pt" style:font-weight-complex="normal"/>
    </style:style>
    <style:style style:name="P5" style:family="paragraph" style:parent-style-name="Text_20_body" style:list-style-name="L1">
      <style:paragraph-properties fo:text-align="start" style:justify-single-word="false"/>
      <style:text-properties fo:font-size="22pt" fo:font-weight="normal" officeooo:rsid="00075d92" officeooo:paragraph-rsid="00075d92" style:font-size-asian="22pt" style:font-weight-asian="normal" style:font-size-complex="2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6pt" fo:font-weight="normal" officeooo:rsid="00075d92" officeooo:paragraph-rsid="001460a7" style:font-size-asian="16pt" style:font-weight-asian="normal" style:font-size-complex="16pt" style:font-weight-complex="normal"/>
    </style:style>
    <style:style style:name="P7" style:family="paragraph" style:parent-style-name="Text_20_body" style:list-style-name="L2">
      <style:paragraph-properties fo:text-align="start" style:justify-single-word="false"/>
      <style:text-properties fo:font-size="16pt" fo:font-weight="normal" officeooo:rsid="00075d92" officeooo:paragraph-rsid="001460a7" style:font-size-asian="16pt" style:font-weight-asian="normal" style:font-size-complex="16pt" style:font-weight-complex="normal"/>
    </style:style>
    <style:style style:name="P8" style:family="paragraph" style:parent-style-name="Text_20_body" style:list-style-name="L2">
      <style:paragraph-properties fo:text-align="start" style:justify-single-word="false"/>
      <style:text-properties officeooo:paragraph-rsid="001460a7"/>
    </style:style>
    <style:style style:name="P9" style:family="paragraph" style:parent-style-name="Text_20_body">
      <style:paragraph-properties fo:text-align="start" style:justify-single-word="false"/>
      <style:text-properties fo:font-size="16pt" fo:font-weight="normal" officeooo:rsid="000aea8e" officeooo:paragraph-rsid="001460a7" style:font-size-asian="16pt" style:font-weight-asian="normal" style:font-size-complex="16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size="13pt" fo:font-weight="normal" officeooo:rsid="000aea8e" officeooo:paragraph-rsid="001460a7" style:font-size-asian="13pt" style:font-weight-asian="normal" style:font-size-complex="13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22pt" fo:font-weight="normal" officeooo:rsid="00075d92" officeooo:paragraph-rsid="001460a7" style:font-size-asian="22pt" style:font-weight-asian="normal" style:font-size-complex="22pt" style:font-weight-complex="normal"/>
    </style:style>
    <style:style style:name="P12" style:family="paragraph" style:parent-style-name="Text_20_body" style:list-style-name="L1">
      <style:paragraph-properties fo:text-align="start" style:justify-single-word="false"/>
      <style:text-properties fo:font-size="22pt" fo:font-weight="normal" officeooo:rsid="001460a7" officeooo:paragraph-rsid="001460a7" style:font-size-asian="22pt" style:font-weight-asian="normal" style:font-size-complex="2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size="22pt" fo:font-weight="normal" officeooo:rsid="001460a7" officeooo:paragraph-rsid="001460a7" style:font-size-asian="22pt" style:font-weight-asian="normal" style:font-size-complex="2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ize="16pt" fo:font-weight="normal" officeooo:rsid="00075d92" officeooo:paragraph-rsid="0014989f" style:font-size-asian="16pt" style:font-weight-asian="normal" style:font-size-complex="16pt" style:font-weight-complex="normal"/>
    </style:style>
    <style:style style:name="P15" style:family="paragraph" style:parent-style-name="Text_20_body" style:list-style-name="L3">
      <style:paragraph-properties fo:text-align="start" style:justify-single-word="false"/>
      <style:text-properties fo:font-size="16pt" fo:font-weight="normal" officeooo:rsid="00075d92" officeooo:paragraph-rsid="0014989f" style:font-size-asian="16pt" style:font-weight-asian="normal" style:font-size-complex="16pt" style:font-weight-complex="normal"/>
    </style:style>
    <style:style style:name="P16" style:family="paragraph" style:parent-style-name="Text_20_body" style:list-style-name="L3">
      <style:paragraph-properties fo:text-align="start" style:justify-single-word="false"/>
      <style:text-properties fo:font-size="16pt" fo:font-weight="normal" officeooo:rsid="00075d92" officeooo:paragraph-rsid="0016ea81" style:font-size-asian="16pt" style:font-weight-asian="normal" style:font-size-complex="16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ize="16pt" fo:font-weight="normal" officeooo:rsid="000cc715" officeooo:paragraph-rsid="0014989f" style:font-size-asian="16pt" style:font-weight-asian="normal" style:font-size-complex="16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3pt" fo:font-weight="normal" officeooo:rsid="00075d92" officeooo:paragraph-rsid="0014989f" style:font-size-asian="13pt" style:font-weight-asian="normal" style:font-size-complex="13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color="#ff0000" loext:opacity="100%" fo:font-size="16pt" fo:font-weight="normal" officeooo:rsid="000bae5a" officeooo:paragraph-rsid="0014989f" style:font-size-asian="16pt" style:font-weight-asian="normal" style:font-size-complex="16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size="16pt" fo:font-weight="normal" officeooo:rsid="000bae5a" officeooo:paragraph-rsid="0014989f" style:font-size-asian="16pt" style:font-weight-asian="normal" style:font-size-complex="16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color="#158466" loext:opacity="100%" fo:font-size="16pt" fo:font-weight="normal" officeooo:rsid="000cc715" officeooo:paragraph-rsid="0014989f" style:font-size-asian="16pt" style:font-weight-asian="normal" style:font-size-complex="16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color="#ff4000" loext:opacity="100%" fo:font-size="16pt" fo:font-weight="normal" officeooo:rsid="00075d92" officeooo:paragraph-rsid="0014989f" style:font-size-asian="16pt" style:font-weight-asian="normal" style:font-size-complex="16pt" style:font-weight-complex="normal"/>
    </style:style>
    <style:style style:name="P23" style:family="paragraph" style:parent-style-name="Text_20_body" style:list-style-name="L1">
      <style:paragraph-properties fo:text-align="start" style:justify-single-word="false"/>
      <style:text-properties fo:color="#000000" loext:opacity="100%" fo:font-size="22pt" fo:font-weight="normal" officeooo:rsid="000e9972" officeooo:paragraph-rsid="0014989f" style:font-size-asian="22pt" style:font-weight-asian="normal" style:font-size-complex="22pt" style:font-weight-complex="normal"/>
    </style:style>
    <style:style style:name="P24" style:family="paragraph" style:parent-style-name="Text_20_body" style:list-style-name="L4">
      <style:paragraph-properties fo:text-align="start" style:justify-single-word="false"/>
      <style:text-properties fo:font-size="22pt" fo:font-weight="normal" officeooo:rsid="00091df5" officeooo:paragraph-rsid="00091df5" style:font-size-asian="22pt" style:font-weight-asian="normal" style:font-size-complex="2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color="#000000" loext:opacity="100%" fo:font-size="16pt" fo:font-weight="normal" officeooo:rsid="000e9972" officeooo:paragraph-rsid="000e9972" style:font-size-asian="16pt" style:font-weight-asian="normal" style:font-size-complex="16pt" style:font-weight-complex="normal"/>
    </style:style>
    <style:style style:name="P26" style:family="paragraph" style:parent-style-name="Text_20_body" style:list-style-name="L5">
      <style:paragraph-properties fo:text-align="start" style:justify-single-word="false"/>
      <style:text-properties fo:color="#000000" loext:opacity="100%" fo:font-size="16pt" fo:font-weight="normal" officeooo:rsid="000e9972" officeooo:paragraph-rsid="000e9972" style:font-size-asian="16pt" style:font-weight-asian="normal" style:font-size-complex="16pt" style:font-weight-complex="normal"/>
    </style:style>
    <style:style style:name="P27" style:family="paragraph" style:parent-style-name="Text_20_body" style:list-style-name="L5">
      <style:paragraph-properties fo:text-align="start" style:justify-single-word="false"/>
      <style:text-properties fo:font-size="16pt" fo:font-weight="normal" officeooo:rsid="00075d92" officeooo:paragraph-rsid="0016ea81" style:font-size-asian="16pt" style:font-weight-asian="normal" style:font-size-complex="16pt" style:font-weight-complex="normal"/>
    </style:style>
    <style:style style:name="P28" style:family="paragraph" style:parent-style-name="Text_20_body" style:list-style-name="L5">
      <style:paragraph-properties fo:text-align="start" style:justify-single-word="false"/>
      <style:text-properties fo:color="#000000" loext:opacity="100%" fo:font-size="16pt" fo:font-weight="normal" officeooo:rsid="000e9972" officeooo:paragraph-rsid="0014989f" style:font-size-asian="16pt" style:font-weight-asian="normal" style:font-size-complex="16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color="#00a933" loext:opacity="100%" fo:font-size="16pt" fo:font-weight="normal" officeooo:rsid="000edd23" officeooo:paragraph-rsid="000e9972" style:font-size-asian="16pt" style:font-weight-asian="normal" style:font-size-complex="16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color="#000000" loext:opacity="100%" fo:font-size="16pt" fo:font-weight="normal" officeooo:rsid="000edd23" officeooo:paragraph-rsid="000edd23" style:font-size-asian="16pt" style:font-weight-asian="normal" style:font-size-complex="16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color="#000000" loext:opacity="100%" fo:font-size="13pt" fo:font-weight="normal" officeooo:rsid="000edd23" officeooo:paragraph-rsid="000edd23" style:font-size-asian="13pt" style:font-weight-asian="normal" style:font-size-complex="13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color="#00a933" loext:opacity="100%" fo:font-size="13pt" fo:font-weight="normal" officeooo:rsid="000edd23" officeooo:paragraph-rsid="000edd23" style:font-size-asian="13pt" style:font-weight-asian="normal" style:font-size-complex="13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color="#000000" loext:opacity="100%" fo:font-size="20pt" fo:font-weight="normal" officeooo:rsid="000edd23" officeooo:paragraph-rsid="00105e0d" style:font-size-asian="20pt" style:font-weight-asian="normal" style:font-size-complex="20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color="#000000" loext:opacity="100%" fo:font-size="16pt" fo:font-weight="normal" officeooo:rsid="000edd23" officeooo:paragraph-rsid="00105e0d" style:font-size-asian="16pt" style:font-weight-asian="normal" style:font-size-complex="16pt" style:font-weight-complex="normal"/>
    </style:style>
    <style:style style:name="P35" style:family="paragraph" style:parent-style-name="Text_20_body" style:list-style-name="L6">
      <style:paragraph-properties fo:text-align="start" style:justify-single-word="false"/>
      <style:text-properties fo:color="#000000" loext:opacity="100%" fo:font-size="16pt" fo:font-weight="normal" officeooo:rsid="000edd23" officeooo:paragraph-rsid="00105e0d" style:font-size-asian="16pt" style:font-weight-asian="normal" style:font-size-complex="16pt" style:font-weight-complex="normal"/>
    </style:style>
    <style:style style:name="P36" style:family="paragraph" style:parent-style-name="Text_20_body" style:list-style-name="L6">
      <style:paragraph-properties fo:text-align="start" style:justify-single-word="false"/>
      <style:text-properties fo:font-size="16pt" fo:font-weight="normal" officeooo:rsid="00075d92" officeooo:paragraph-rsid="0016ea81" style:font-size-asian="16pt" style:font-weight-asian="normal" style:font-size-complex="16pt" style:font-weight-complex="normal"/>
    </style:style>
    <style:style style:name="P37" style:family="paragraph" style:parent-style-name="Text_20_body" style:list-style-name="L6">
      <style:paragraph-properties fo:text-align="start" style:justify-single-word="false"/>
      <style:text-properties fo:color="#000000" loext:opacity="100%" fo:font-size="16pt" fo:font-weight="normal" officeooo:rsid="00075d92" officeooo:paragraph-rsid="0014989f" style:font-size-asian="16pt" style:font-weight-asian="normal" style:font-size-complex="16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color="#000000" loext:opacity="100%" fo:font-size="16pt" fo:font-weight="normal" officeooo:rsid="00105e0d" officeooo:paragraph-rsid="0014989f" style:font-size-asian="16pt" style:font-weight-asian="normal" style:font-size-complex="16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color="#000000" loext:opacity="100%" fo:font-size="16pt" fo:font-weight="normal" officeooo:rsid="00075d92" officeooo:paragraph-rsid="0014989f" style:font-size-asian="16pt" style:font-weight-asian="normal" style:font-size-complex="16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color="#000000" loext:opacity="100%" fo:font-size="16pt" fo:font-weight="normal" officeooo:rsid="00075d92" officeooo:paragraph-rsid="00105e0d" style:font-size-asian="16pt" style:font-weight-asian="normal" style:font-size-complex="16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color="#000000" loext:opacity="100%" fo:font-size="16pt" fo:font-weight="normal" officeooo:rsid="0011e6b9" officeooo:paragraph-rsid="0011e6b9" style:font-size-asian="16pt" style:font-weight-asian="normal" style:font-size-complex="16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color="#ff0000" loext:opacity="100%" fo:font-size="16pt" fo:font-weight="normal" officeooo:rsid="0011e6b9" officeooo:paragraph-rsid="0011e6b9" style:font-size-asian="16pt" style:font-weight-asian="normal" style:font-size-complex="16pt" style:font-weight-complex="normal"/>
    </style:style>
    <style:style style:name="T1" style:family="text">
      <style:text-properties officeooo:rsid="0019323f"/>
    </style:style>
    <style:style style:name="T2" style:family="text">
      <style:text-properties fo:color="#158466" loext:opacity="100%" officeooo:rsid="00131689"/>
    </style:style>
    <style:style style:name="T3" style:family="text">
      <style:text-properties officeooo:rsid="00075d92"/>
    </style:style>
    <style:style style:name="T4" style:family="text">
      <style:text-properties officeooo:rsid="001815ae"/>
    </style:style>
    <style:style style:name="T5" style:family="text">
      <style:text-properties officeooo:rsid="001460a7"/>
    </style:style>
    <style:style style:name="T6" style:family="text">
      <style:text-properties officeooo:rsid="00091df5"/>
    </style:style>
    <style:style style:name="T7" style:family="text">
      <style:text-properties officeooo:rsid="0016ea81"/>
    </style:style>
    <style:style style:name="T8" style:family="text">
      <style:text-properties fo:font-size="16pt" fo:font-weight="normal" officeooo:rsid="001460a7" style:font-size-asian="16pt" style:font-weight-asian="normal" style:font-size-complex="16pt" style:font-weight-complex="normal"/>
    </style:style>
    <style:style style:name="T9" style:family="text">
      <style:text-properties fo:font-size="16pt" fo:font-weight="normal" officeooo:rsid="00091df5" style:font-size-asian="16pt" style:font-weight-asian="normal" style:font-size-complex="16pt" style:font-weight-complex="normal"/>
    </style:style>
    <style:style style:name="T10" style:family="text">
      <style:text-properties fo:color="#ff4000" loext:opacity="100%" fo:font-size="16pt" fo:font-weight="normal" officeooo:rsid="00091df5" style:font-size-asian="16pt" style:font-weight-asian="normal" style:font-size-complex="16pt" style:font-weight-complex="normal"/>
    </style:style>
    <style:style style:name="T11" style:family="text">
      <style:text-properties fo:color="#ff4000" loext:opacity="100%" fo:font-size="16pt" fo:font-weight="normal" officeooo:rsid="0013ac04" style:font-size-asian="16pt" style:font-weight-asian="normal" style:font-size-complex="16pt" style:font-weight-complex="normal"/>
    </style:style>
    <style:style style:name="T12" style:family="text">
      <style:text-properties fo:color="#ff4000" loext:opacity="100%" fo:font-size="16pt" fo:font-weight="normal" officeooo:rsid="0016ea81" style:font-size-asian="16pt" style:font-weight-asian="normal" style:font-size-complex="16pt" style:font-weight-complex="normal"/>
    </style:style>
    <style:style style:name="T13" style:family="text">
      <style:text-properties fo:color="#ff4000" loext:opacity="100%" fo:font-size="16pt" fo:font-weight="normal" officeooo:rsid="001815ae" style:font-size-asian="16pt" style:font-weight-asian="normal" style:font-size-complex="16pt" style:font-weight-complex="normal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ff4000" loext:opacity="100%"/>
    </style:style>
    <style:style style:name="T16" style:family="text">
      <style:text-properties fo:color="#ff4000" loext:opacity="100%" officeooo:rsid="00091df5"/>
    </style:style>
    <style:style style:name="T17" style:family="text">
      <style:text-properties fo:color="#ff4000" loext:opacity="100%" officeooo:rsid="0016ea81"/>
    </style:style>
    <style:style style:name="T18" style:family="text">
      <style:text-properties fo:color="#ff4000" loext:opacity="100%" officeooo:rsid="001815ae"/>
    </style:style>
    <style:style style:name="T19" style:family="text">
      <style:text-properties fo:color="#ff4000" loext:opacity="100%" officeooo:rsid="000cc715"/>
    </style:style>
    <style:style style:name="T20" style:family="text">
      <style:text-properties officeooo:rsid="000cc715"/>
    </style:style>
    <style:style style:name="T21" style:family="text">
      <style:text-properties officeooo:rsid="0014989f"/>
    </style:style>
    <style:style style:name="T22" style:family="text">
      <style:text-properties officeooo:rsid="000edd23"/>
    </style:style>
    <style:style style:name="T23" style:family="text">
      <style:text-properties fo:color="#00a933" loext:opacity="100%" officeooo:rsid="000edd23"/>
    </style:style>
    <style:style style:name="T24" style:family="text">
      <style:text-properties fo:color="#3465a4" loext:opacity="100%"/>
    </style:style>
    <style:style style:name="T25" style:family="text">
      <style:text-properties fo:color="#00a933" loext:opacity="100%"/>
    </style:style>
    <style:style style:name="T26" style:family="text">
      <style:text-properties fo:color="#ff0000" loext:opacity="100%"/>
    </style:style>
    <style:style style:name="T27" style:family="text">
      <style:text-properties officeooo:rsid="00105e0d"/>
    </style:style>
    <style:style style:name="T28" style:family="text">
      <style:text-properties fo:color="#ff0000" loext:opacity="100%" officeooo:rsid="0014989f"/>
    </style:style>
    <style:style style:name="T29" style:family="text">
      <style:text-properties fo:color="#ff0000" loext:opacity="100%" officeooo:rsid="00105e0d"/>
    </style:style>
    <style:style style:name="T30" style:family="text">
      <style:text-properties fo:color="#780373" loext:opacity="100%"/>
    </style:style>
    <style:style style:name="T31" style:family="text">
      <style:text-properties fo:color="#158466" loext:opacity="100%" officeooo:rsid="00105e0d"/>
    </style:style>
    <style:style style:name="T32" style:family="text">
      <style:text-properties officeooo:rsid="001679c4"/>
    </style:style>
    <style:style style:name="T33" style:family="text">
      <style:text-properties fo:color="#2a6099" loext:opacity="100%"/>
    </style:style>
    <style:style style:name="T34" style:family="text">
      <style:text-properties fo:color="#2a6099" loext:opacity="100%" officeooo:rsid="0019323f"/>
    </style:style>
    <style:style style:name="T35" style:family="text">
      <style:text-properties fo:color="#158466" loext:opacity="100%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tention aux cookies de votre navigateur, car ils pourraient vous empêcher de voir les modifications <text:span text:style-name="T1">e</text:span>ffectuées, même si celles-ci ont bien été appliquées.</text:p>
      <text:p text:style-name="P2"><text:span text:style-name="Strong_20_Emphasis"><text:span text:style-name="T2">Solution :</text:span></text:span><text:span text:style-name="T2"><text:line-break/>Il faut vider le cache et supprimer les cookies (fichiers et pages enregistrés temporairement).</text:span></text:p>
      <text:h text:style-name="P3" text:outline-level="3"><text:span text:style-name="T3">Les blocs de </text:span>Mon engagement</text:h>
      <text:p text:style-name="P4"/>
      <text:list xml:id="list1207923333" text:style-name="L1">
        <text:list-item>
          <text:p text:style-name="P5">Modifier le texte des blocs « avant que la souris passe dessus »</text:p>
        </text:list-item>
      </text:list>
      <text:p text:style-name="P6">Vous deve<text:span text:style-name="T4">z</text:span> :</text:p>
      <text:list text:style-name="L2">
        <text:list-item>
          <text:p text:style-name="P7"><text:span text:style-name="T5">A</text:span>ller dans le fichier index</text:p>
        </text:list-item>
        <text:list-item>
          <text:p text:style-name="P7"><text:span text:style-name="T5">C</text:span><text:span text:style-name="T6">hercher le mot «engagement-block» avec </text:span><text:span text:style-name="T7">C</text:span><text:span text:style-name="T6">tr</text:span><text:span text:style-name="T7">l</text:span><text:span text:style-name="T6"> + f</text:span></text:p>
        </text:list-item>
        <text:list-item>
          <text:p text:style-name="P8"><text:span text:style-name="T8">M</text:span><text:span text:style-name="T9">odifier </text:span><text:span text:style-name="T10">les texte</text:span><text:span text:style-name="T11">s</text:span><text:span text:style-name="T10"> qui sont affich</text:span><text:span text:style-name="T12">és</text:span><text:span text:style-name="T10"> </text:span><text:span text:style-name="T13">à</text:span><text:span text:style-name="T10"> gauche </text:span><text:span text:style-name="T9">selon ceux </text:span><text:span text:style-name="T14">souhaités </text:span></text:p>
        </text:list-item>
      </text:list>
      <text:p text:style-name="P6"/>
      <text:p text:style-name="P9"><text:span text:style-name="T5">E</text:span>xemple :</text:p>
      <text:p text:style-name="P9"/>
      <text:p text:style-name="P10">&lt;div class="align-video-boxes"&gt;</text:p>
      <text:p text:style-name="P10"><text:s text:c="6"/>&lt;!-- Tous les blocs engagements --&gt;</text:p>
      <text:p text:style-name="P10"><text:s text:c="4"/>&lt;div class="engagement-block"&gt;<text:span text:style-name="T15">Innovation</text:span>&lt;/div&gt;</text:p>
      <text:p text:style-name="P10"><text:s text:c="4"/>&lt;div class="engagement-block"&gt;<text:span text:style-name="T15">Durabilité</text:span>&lt;/div&gt;</text:p>
      <text:p text:style-name="P10"><text:s text:c="4"/>&lt;div class="engagement-block"&gt;<text:span text:style-name="T15">Simplicité</text:span>&lt;/div&gt;</text:p>
      <text:p text:style-name="P10"><text:s text:c="4"/>&lt;div class="engagement-block"&gt;<text:span text:style-name="T15">Esthétique</text:span>&lt;/div&gt;</text:p>
      <text:p text:style-name="P10"><text:s text:c="4"/>&lt;div class="engagement-block"&gt;<text:span text:style-name="T15">Collaboration</text:span>&lt;/div&gt;</text:p>
      <text:p text:style-name="P10"><text:s text:c="4"/>&lt;div class="engagement-block"&gt;<text:span text:style-name="T15">Technologie</text:span>&lt;/div&gt;</text:p>
      <text:p text:style-name="P10"><text:s text:c="4"/>&lt;div class="engagement-block"&gt;<text:span text:style-name="T15">Responsabilité</text:span>&lt;/div&gt;</text:p>
      <text:p text:style-name="P10"><text:s text:c="4"/>&lt;div class="engagement-block"&gt;<text:span text:style-name="T15">Adaptabilité</text:span>&lt;/div&gt;</text:p>
      <text:p text:style-name="P10"><text:soft-page-break/><text:s text:c="4"/>&lt;div class="engagement-block"&gt;<text:span text:style-name="T15">Performance</text:span>&lt;/div&gt;</text:p>
      <text:p text:style-name="P10"><text:s text:c="4"/>&lt;div class="engagement-block"&gt;<text:span text:style-name="T15">Éthique</text:span>&lt;/div&gt;</text:p>
      <text:p text:style-name="P10">&lt;/div&gt;</text:p>
      <text:p text:style-name="P11"/>
      <text:list xml:id="list152436916431267" text:continue-list="list1207923333" text:style-name="L1">
        <text:list-item>
          <text:p text:style-name="P12"><text:span text:style-name="T6">Modifier le texte </text:span><text:span text:style-name="T3">« </text:span><text:span text:style-name="T6">après</text:span><text:span text:style-name="T3"> que la souris passe dessus »</text:span></text:p>
        </text:list-item>
      </text:list>
      <text:p text:style-name="P13"/>
      <text:p text:style-name="P14">Vous deve<text:span text:style-name="T4">z</text:span> :</text:p>
      <text:list text:style-name="L3">
        <text:list-item>
          <text:p text:style-name="P15"><text:span text:style-name="T5">A</text:span>ller dans le fichier <text:span text:style-name="T6">texte_Block.js (qui est dans : js/texte_Block.js)</text:span></text:p>
        </text:list-item>
        <text:list-item>
          <text:p text:style-name="P16"><text:span text:style-name="T5">C</text:span><text:span text:style-name="T6">hercher le mot «const extraTexts» avec </text:span><text:span text:style-name="T7">C</text:span><text:span text:style-name="T6">tr</text:span><text:span text:style-name="T7">l</text:span><text:span text:style-name="T6"> + f</text:span></text:p>
        </text:list-item>
        <text:list-item>
          <text:p text:style-name="P15"><text:span text:style-name="T5">M</text:span><text:span text:style-name="T6">odifier </text:span><text:span text:style-name="T16">les texte</text:span><text:span text:style-name="T17">s</text:span><text:span text:style-name="T16"> qui sont affich</text:span><text:span text:style-name="T18">és</text:span><text:span text:style-name="T16"> </text:span><text:span text:style-name="T19">en dessous</text:span><text:span text:style-name="T16"> </text:span><text:span text:style-name="T6">selon ceux voulu</text:span><text:span text:style-name="T7">s</text:span></text:p>
        </text:list-item>
      </text:list>
      <text:p text:style-name="P14"/>
      <text:p text:style-name="P17"><text:span text:style-name="T5">E</text:span>xemple :</text:p>
      <text:p text:style-name="P18">const extraTexts = [</text:p>
      <text:p text:style-name="P18"><text:s text:c="8"/>"<text:span text:style-name="T15">Pousser les limites de la créativité et proposer des solutions nouvelles avant-gardistes.</text:span>",</text:p>
      <text:p text:style-name="P18"><text:s text:c="8"/>"<text:span text:style-name="T15">Concevoir des produits éco-responsables avec des matériaux durables en optimisant les processus de fabrication.</text:span>",</text:p>
      <text:p text:style-name="P18"><text:s text:c="8"/>"<text:span text:style-name="T15">Créer et concevoir des solutions fonctionnelles et faciles à utiliser.</text:span>",</text:p>
      <text:p text:style-name="P18"><text:s text:c="8"/>"<text:span text:style-name="T15">Créer des produits distinctifs aux détails soignés.</text:span>",</text:p>
      <text:p text:style-name="P18"><text:s text:c="8"/>"<text:span text:style-name="T15">Co-créer avec les clients et les partenaires des solutions adaptées aux contraintes identifiées.</text:span>",</text:p>
      <text:p text:style-name="P18"><text:s text:c="8"/>"<text:span text:style-name="T15">Intégrer des technologies innovantes pour optimiser la conception des produits.</text:span>",</text:p>
      <text:p text:style-name="P18"><text:s text:c="8"/>"<text:span text:style-name="T15">Livrer des produits de qualité en respectant les délais et les budgets.</text:span>",</text:p>
      <text:p text:style-name="P18"><text:s text:c="8"/>"<text:span text:style-name="T15">S’adapter aux évolutions du marché et aux exigences spécifiques de chaque projet.</text:span>",</text:p>
      <text:p text:style-name="P18"><text:s text:c="8"/>"<text:span text:style-name="T15">Concevoir des produits non seulement esthétiques, mais aussi performants et durables.</text:span>",</text:p>
      <text:p text:style-name="P18"><text:s text:c="8"/>"<text:span text:style-name="T15">Co-créer avec transparence et intégrité, en respectant les normes de qualité et de sécurité.</text:span>"</text:p>
      <text:p text:style-name="P18"><text:soft-page-break/><text:s text:c="4"/>];</text:p>
      <text:p text:style-name="P14"/>
      <text:p text:style-name="P19">! <text:span text:style-name="T20">chaque</text:span> ligne équivaux a un bloc <text:span text:style-name="T20">différent</text:span> ( le texte du blocs <text:span text:style-name="T7">s</text:span>e termine avec «,» qui est après les «<text:span text:style-name="T3">"</text:span>» qui d<text:span text:style-name="T20">é</text:span>mar<text:span text:style-name="T1">r</text:span>e si il y a un bloc suivant et fini le texte des blocs)</text:p>
      <text:p text:style-name="P20"/>
      <text:p text:style-name="P19"><text:span text:style-name="T20">N</text:span>e pas <text:span text:style-name="T20">sauter</text:span> de <text:span text:style-name="T20">ligne </text:span>dans le texte</text:p>
      <text:p text:style-name="P21">exemple <text:span text:style-name="T7">à</text:span><text:span text:style-name="T5"> ne pas faire </text:span>:</text:p>
      <text:p text:style-name="P14">"<text:span text:style-name="T15">Co-créer avec </text:span></text:p>
      <text:p text:style-name="P22">transparence et intégrité,</text:p>
      <text:p text:style-name="P22">en respectant les normes</text:p>
      <text:p text:style-name="P14"><text:span text:style-name="T15">de qualité et de sécurité.</text:span>"</text:p>
      <text:p text:style-name="P14"/>
      <text:p text:style-name="P19"><text:span text:style-name="T20">N</text:span>e pas mettre de «<text:span text:style-name="T3">"</text:span>» dans le texte</text:p>
      <text:p text:style-name="P13"/>
      <text:p text:style-name="P13"/>
      <text:list text:continue-list="list152436916431267" text:style-name="L1">
        <text:list-item>
          <text:p text:style-name="P23">Ajouter un Bloc :</text:p>
        </text:list-item>
      </text:list>
      <text:list text:style-name="L4">
        <text:list-header>
          <text:p text:style-name="P24"/>
        </text:list-header>
      </text:list>
      <text:p text:style-name="P25"><text:span text:style-name="T21">V</text:span>ous deve<text:span text:style-name="T4">z</text:span> :</text:p>
      <text:list text:style-name="L5">
        <text:list-item>
          <text:p text:style-name="P26"><text:span text:style-name="T21">A</text:span>lle<text:span text:style-name="T4">r</text:span> dans le fichier index</text:p>
        </text:list-item>
        <text:list-item>
          <text:p text:style-name="P27"><text:span text:style-name="T21">C</text:span><text:span text:style-name="T6">hercher le mot «engagement-block» avec </text:span><text:span text:style-name="T7">C</text:span><text:span text:style-name="T6">tr</text:span><text:span text:style-name="T7">l</text:span><text:span text:style-name="T6"> + f</text:span></text:p>
        </text:list-item>
        <text:list-item>
          <text:p text:style-name="P28"><text:span text:style-name="T21">C</text:span><text:span text:style-name="T22">opier le bloc precedent (le mettre sous </text:span><text:span text:style-name="T4">le</text:span><text:span text:style-name="T22"> dernier bloc cré</text:span><text:span text:style-name="T7">é</text:span><text:span text:style-name="T22"> (sauf si il faut changer l’ordre ! Car il faudra changer l’ordre des lignes dans le fichier «</text:span><text:span text:style-name="T6">texte_Block.js» </text:span><text:span text:style-name="T22">si vous changer l’ordre)</text:span></text:p>
        </text:list-item>
        <text:list-item>
          <text:p text:style-name="P28"><text:span text:style-name="T22">puis changer le nom </text:span><text:span text:style-name="T23">du nouveau bloc</text:span></text:p>
        </text:list-item>
      </text:list>
      <text:p text:style-name="P29"/>
      <text:p text:style-name="P30"><text:soft-page-break/><text:span text:style-name="T21">E</text:span>xemple prendre «<text:span text:style-name="T24">&lt;div class="engagement-block"&gt;Éthique&lt;/div&gt;</text:span>»</text:p>
      <text:p text:style-name="P31">&lt;div class="align-video-boxes"&gt;</text:p>
      <text:p text:style-name="P31"><text:s text:c="6"/>&lt;!-- Tous les blocs engagements --&gt;</text:p>
      <text:p text:style-name="P31"><text:s text:c="6"/>&lt;div class="engagement-block"&gt;Innovation&lt;/div&gt;</text:p>
      <text:p text:style-name="P31"><text:s text:c="6"/>&lt;div class="engagement-block"&gt;Durabilité&lt;/div&gt;</text:p>
      <text:p text:style-name="P31"><text:s text:c="6"/>&lt;div class="engagement-block"&gt;Simplicité&lt;/div&gt;</text:p>
      <text:p text:style-name="P31"><text:s text:c="6"/>&lt;div class="engagement-block"&gt;Esthétique&lt;/div&gt;</text:p>
      <text:p text:style-name="P31"><text:s text:c="6"/>&lt;div class="engagement-block"&gt;Collaboration&lt;/div&gt;</text:p>
      <text:p text:style-name="P31"><text:s text:c="6"/>&lt;div class="engagement-block"&gt;Technologie&lt;/div&gt;</text:p>
      <text:p text:style-name="P31"><text:s text:c="6"/>&lt;div class="engagement-block"&gt;Responsabilité&lt;/div&gt;</text:p>
      <text:p text:style-name="P31"><text:s text:c="6"/>&lt;div class="engagement-block"&gt;Adaptabilité&lt;/div&gt;</text:p>
      <text:p text:style-name="P31"><text:s text:c="6"/>&lt;div class="engagement-block"&gt;Performance&lt;/div&gt;</text:p>
      <text:p text:style-name="P31"><text:s text:c="6"/><text:span text:style-name="T24">&lt;div class="engagement-block"&gt;Éthique&lt;/div&gt;</text:span></text:p>
      <text:p text:style-name="P31"><text:span text:style-name="T24"><text:s text:c="5"/></text:span><text:span text:style-name="T25">&lt;div class="engagement-block"&gt;</text:span><text:span text:style-name="T26">Mettre titre ICI</text:span><text:span text:style-name="T25">&lt;/div&gt; </text:span></text:p>
      <text:p text:style-name="P32"/>
      <text:p text:style-name="P31"><text:s text:c="2"/>&lt;/div&gt;</text:p>
      <text:p text:style-name="P30"/>
      <text:p text:style-name="P33"><text:span text:style-name="T27">Après cela </text:span><text:span text:style-name="T3"><text:s/></text:span><text:span text:style-name="T27">pour avoir le texte qui s’affiche au survol de la souris</text:span></text:p>
      <text:p text:style-name="P34"/>
      <text:list text:style-name="L6">
        <text:list-item>
          <text:p text:style-name="P35"><text:span text:style-name="T21">A</text:span><text:span text:style-name="T3">ller dans le fichier </text:span><text:span text:style-name="T6">texte_Block.js (qui est dans : js/texte_Block.js)</text:span></text:p>
        </text:list-item>
        <text:list-item>
          <text:p text:style-name="P36"><text:span text:style-name="T21">C</text:span><text:span text:style-name="T6">hercher le mot «const extraTexts» avec </text:span><text:span text:style-name="T7">C</text:span><text:span text:style-name="T6">tr</text:span><text:span text:style-name="T7">l</text:span><text:span text:style-name="T6"> + f</text:span></text:p>
        </text:list-item>
        <text:list-item>
          <text:p text:style-name="P37"><text:span text:style-name="T28">A</text:span><text:span text:style-name="T29">jouter une «,» juste après le «</text:span><text:span text:style-name="T26">"</text:span><text:span text:style-name="T29">»</text:span><text:span text:style-name="T27"> de la derniere ligne du texte écrite</text:span></text:p>
        </text:list-item>
      </text:list>
      <text:p text:style-name="P38"><text:span text:style-name="T21">E</text:span>xemple : </text:p>
      <text:p text:style-name="P39">«"Co-créer avec transparence et intégrité, en respectant les normes de qualité et de sécurité."<text:span text:style-name="T26">,</text:span>»</text:p>
      <text:p text:style-name="P39"/>
      <text:list text:continue-numbering="true" text:style-name="L6">
        <text:list-item>
          <text:p text:style-name="P37"><text:span text:style-name="T21">S</text:span><text:span text:style-name="T27">auter une ligne</text:span></text:p>
        </text:list-item>
        <text:list-item>
          <text:p text:style-name="P37"><text:soft-page-break/><text:span text:style-name="T21">M</text:span><text:span text:style-name="T27">ettre «</text:span><text:span text:style-name="T30">"</text:span><text:span text:style-name="T27">» puis le </text:span><text:span text:style-name="T31">texte voulu </text:span><text:span text:style-name="T27">et refermer avec «</text:span><text:span text:style-name="T30">"</text:span><text:span text:style-name="T27">»</text:span></text:p>
        </text:list-item>
      </text:list>
      <text:p text:style-name="P40"/>
      <text:p text:style-name="P41"><text:span text:style-name="T32">E</text:span>xemple :</text:p>
      <text:p text:style-name="P41">const extraTexts = [</text:p>
      <text:p text:style-name="P41"><text:s text:c="7"/><text:span text:style-name="T33">Bloc pr</text:span><text:span text:style-name="T34">é</text:span><text:span text:style-name="T33">c</text:span><text:span text:style-name="T34">é</text:span><text:span text:style-name="T33">dent ...</text:span></text:p>
      <text:p text:style-name="P41"><text:s text:c="8"/>"Concevoir des produits non seulement esthétiques, mais aussi performants et durables.",</text:p>
      <text:p text:style-name="P41"><text:s text:c="8"/>"Co-créer avec transparence et intégrité, en respectant les normes de qualité et de sécurité."<text:span text:style-name="T26">,</text:span></text:p>
      <text:p text:style-name="P42"><text:tab/><text:span text:style-name="T30">"</text:span><text:span text:style-name="T35">Test du nouveau bloc</text:span><text:span text:style-name="T30">" </text:span></text:p>
      <text:p text:style-name="P41"><text:s text:c="4"/>]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5T11:20:08.560608300</meta:creation-date>
    <meta:generator>LibreOffice/25.2.4.3$Windows_X86_64 LibreOffice_project/33e196637044ead23f5c3226cde09b47731f7e27</meta:generator>
    <dc:date>2025-06-26T15:24:35.523033600</dc:date>
    <meta:editing-duration>PT2H25M34S</meta:editing-duration>
    <meta:editing-cycles>17</meta:editing-cycles>
    <meta:document-statistic meta:table-count="0" meta:image-count="0" meta:object-count="0" meta:page-count="5" meta:paragraph-count="84" meta:word-count="585" meta:character-count="4495" meta:non-whitespace-character-count="3777"/>
  </office:meta>
</office:document-meta>
</file>